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9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53.73mm"/>
    </style:style>
    <style:style style:name="co5" style:family="table-column">
      <style:table-column-properties fo:break-before="auto" style:column-width="80.42mm"/>
    </style:style>
    <style:style style:name="co6" style:family="table-column">
      <style:table-column-properties fo:break-before="auto" style:column-width="58.08mm"/>
    </style:style>
    <style:style style:name="co7" style:family="table-column">
      <style:table-column-properties fo:break-before="auto" style:column-width="46.92mm"/>
    </style:style>
    <style:style style:name="co8" style:family="table-column">
      <style:table-column-properties fo:break-before="auto" style:column-width="31.68mm"/>
    </style:style>
    <style:style style:name="co9" style:family="table-column">
      <style:table-column-properties fo:break-before="auto" style:column-width="51.28mm"/>
    </style:style>
    <style:style style:name="co10" style:family="table-column">
      <style:table-column-properties fo:break-before="auto" style:column-width="89.41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38.21mm"/>
    </style:style>
    <style:style style:name="co13" style:family="table-column">
      <style:table-column-properties fo:break-before="auto" style:column-width="44.47mm"/>
    </style:style>
    <style:style style:name="co14" style:family="table-column">
      <style:table-column-properties fo:break-before="auto" style:column-width="48.28mm"/>
    </style:style>
    <style:style style:name="co15" style:family="table-column">
      <style:table-column-properties fo:break-before="auto" style:column-width="23.12mm"/>
    </style:style>
    <style:style style:name="co16" style:family="table-column">
      <style:table-column-properties fo:break-before="auto" style:column-width="22.95mm"/>
    </style:style>
    <style:style style:name="co17" style:family="table-column">
      <style:table-column-properties fo:break-before="auto" style:column-width="30.3mm"/>
    </style:style>
    <style:style style:name="co18" style:family="table-column">
      <style:table-column-properties fo:break-before="auto" style:column-width="19.14mm"/>
    </style:style>
    <style:style style:name="co19" style:family="table-column">
      <style:table-column-properties fo:break-before="auto" style:column-width="73.89mm"/>
    </style:style>
    <style:style style:name="co20" style:family="table-column">
      <style:table-column-properties fo:break-before="auto" style:column-width="49.11mm"/>
    </style:style>
    <style:style style:name="co21" style:family="table-column">
      <style:table-column-properties fo:break-before="auto" style:column-width="37.11mm"/>
    </style:style>
    <style:style style:name="co22" style:family="table-column">
      <style:table-column-properties fo:break-before="auto" style:column-width="67.35mm"/>
    </style:style>
    <style:style style:name="co23" style:family="table-column">
      <style:table-column-properties fo:break-before="auto" style:column-width="11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3.53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2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5" table:number-columns-repeated="999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"/>
          <table:table-cell office:value-type="string" calcext:value-type="string">
            <text:p>Bestand:Hardware Acorn Electron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Acorn Electron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/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10"/>
          <table:table-cell office:value-type="string" calcext:value-type="string">
            <text:p>Bestand:Hardware Commodore CBM 30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Multitech MPF-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Atari 260ST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Amiga 20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9"/>
          <table:table-cell office:value-type="string" calcext:value-type="string">
            <text:p>Bestand:Hardware Amiga 20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4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Philips P90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Sinclair Q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9"/>
          <table:table-cell office:value-type="string" calcext:value-type="string">
            <text:p>Bestand:Hardware Asi28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Compaq Portable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8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10"/>
          <table:table-cell office:value-type="string" calcext:value-type="string">
            <text:p>Bestand:Hardware IBM PS/2 30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4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Olivetti PCS 28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Tandy TRS-80 Model 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strad PPC64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strad PPC64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2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"/>
          <table:table-cell office:value-type="string" calcext:value-type="string">
            <text:p>Bestand:Hardware IBM PC XT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ual 8” floppy drive</text:p>
          </table:table-cell>
          <table:table-cell table:number-columns-repeated="15"/>
          <table:table-cell office:value-type="string" calcext:value-type="string">
            <text:p>Bestand:Hardware Kangaroo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table:number-columns-repeated="16"/>
          <table:table-cell office:value-type="string" calcext:value-type="string">
            <text:p>Bestand:Hardware Olivetti M1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Toshiba T1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Atari Portfolio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/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Acorn Archimedes 4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NSLU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/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9"/>
          <table:table-cell office:value-type="string" calcext:value-type="string">
            <text:p>Bestand:Hardware Psion Series 7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Digital Alphaserver DS15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 table:number-columns-repeated="15"/>
          <table:table-cell office:value-type="string" calcext:value-type="string">
            <text:p>Bestand:Hardware Digital DEC 3000 model 300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DECstation 3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ultia Alph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85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3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Friden Computyper SW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IBM Selectri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SGI Challenge S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SGI Challenge S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8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Indy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string" calcext:value-type="string">
            <text:p>serial #42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Iris Indigo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 table:number-columns-repeated="8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Origin 2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harp MZ-70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7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2x 3.5” floppy drive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3.5” floppy drive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RS6000 E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RS6000 F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9"/>
          <table:table-cell office:value-type="string" calcext:value-type="string">
            <text:p>Bestand:Hardware IBM RS6000-1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Motorola Powerstac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RDI BriteLi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Sun Ultra 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3"/>
          <table:table-cell office:value-type="string" calcext:value-type="string">
            <text:p>Bestand:Hardware Digital InfoServer 1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31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/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9"/>
          <table:table-cell office:value-type="string" calcext:value-type="string">
            <text:p>Bestand:Hardware Digital MicroVAX 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paq L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2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9"/>
          <table:table-cell office:value-type="string" calcext:value-type="string">
            <text:p>Bestand:Hardware IBM PS/2 P7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5"/>
          <table:table-cell office:value-type="string" calcext:value-type="string">
            <text:p>Bestand:Hardware SGI 3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Sharp PC45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oshiba Satellite 100CS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Amstrad/Schneider CPC-46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250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D-ROM/AUDIO Drive</text:p>
          </table:table-cell>
          <table:table-cell table:number-columns-repeated="8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9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sborne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table:number-columns-repeated="14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VG-80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chneider CPC-464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5"/>
          <table:table-cell office:value-type="string" calcext:value-type="string">
            <text:p>Bestand:Hardware Sinclair Spectrum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Toshiba HX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3Com Etherlink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Adler Tipp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/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.25 P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/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tari SM12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5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Casio FX-702P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8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Commodore CBM 200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Digital DEChub 9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3"/>
          <table:table-cell office:value-type="string" calcext:value-type="string">
            <text:p>Bestand:Hardware Digital DEREP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Digital Correspondent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9"/>
          <table:table-cell office:value-type="string" calcext:value-type="string">
            <text:p>Bestand:Hardware Digital MUXserver 9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Digital VT5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XT20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7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HP 85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914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DLT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514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Personal Computer Color Display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Lear Siegler ADM 3A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Lear Siegler ADM 3A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een beeld</text:p>
          </table:table-cell>
          <table:table-cell table:number-columns-repeated="13"/>
          <table:table-cell office:value-type="string" calcext:value-type="string">
            <text:p>Bestand:Hardware Lear Siegler ADM 3A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azig, rare geluiden</text:p>
          </table:table-cell>
          <table:table-cell table:number-columns-repeated="13"/>
          <table:table-cell office:value-type="string" calcext:value-type="string">
            <text:p>Bestand:Hardware Lear Siegler ADM 1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, scherp, wobbelt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00:C0:05:01:80:E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3"/>
          <table:table-cell office:value-type="string" calcext:value-type="string">
            <text:p>00:C0:05:01:6A:83</text:p>
          </table:table-cell>
          <table:table-cell table:number-columns-repeated="1000"/>
        </table:table-row>
        <table:table-row table:style-name="ro1">
          <table:table-cell/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ub/switch RJ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NeXT Laserprint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marck TOP 1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Olivetti Quaderno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Philips 50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3"/>
          <table:table-cell office:value-type="string" calcext:value-type="string">
            <text:p>Bestand:Hardware Schneider GT65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CE-12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ony SDX-D700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JavaStation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un JavaStation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unblade 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y TRS-80 Model 102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6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 table:number-columns-repeated="15"/>
          <table:table-cell office:value-type="string" calcext:value-type="string">
            <text:p>Bestand:Hardware Texas Instruments SR-51-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/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isk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9"/>
        </table:table-row>
        <table:table-row table:style-name="ro1" table:number-rows-repeated="975">
          <table:table-cell/>
          <table:table-cell table:content-validation-name="val1"/>
          <table:table-cell table:number-columns-repeated="1022"/>
        </table:table-row>
        <table:table-row table:style-name="ro1" table:number-rows-repeated="10472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lt-16'.A1:'result-16'.O389">
          <table:sort>
            <table:sort-by table:field-number="1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-00-0000</text:date>, <text:time style:data-style-name="N2" text:time-value="12:02:06.494152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16T12:03:50.226656966</dc:date>
    <meta:editing-duration>PT2H15M51S</meta:editing-duration>
    <meta:editing-cycles>24</meta:editing-cycles>
    <meta:document-statistic meta:table-count="1" meta:cell-count="4200" meta:object-count="0"/>
  </office:meta>
</office:document-meta>
</file>